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9f6" officeooo:paragraph-rsid="000839f6"/>
    </style:style>
    <style:style style:name="P2" style:family="paragraph" style:parent-style-name="Standard">
      <style:text-properties officeooo:rsid="000839f6" officeooo:paragraph-rsid="000839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e en place de la base de donnees my sql workbench et de wamp32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16:39.427927809</meta:creation-date>
    <meta:generator>LibreOffice/5.1.4.2$Linux_X86_64 LibreOffice_project/10m0$Build-2</meta:generator>
    <dc:date>2017-01-26T16:38:47.092931690</dc:date>
    <meta:editing-duration>PT9M36S</meta:editing-duration>
    <meta:editing-cycles>2</meta:editing-cycles>
    <meta:document-statistic meta:table-count="0" meta:image-count="0" meta:object-count="0" meta:page-count="1" meta:paragraph-count="1" meta:word-count="14" meta:character-count="65" meta:non-whitespace-character-count="52"/>
  </office:meta>
</office:document-meta>
</file>